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2">
      <style:paragraph-properties fo:break-before="page"/>
    </style:style>
    <style:style style:name="P3" style:family="paragraph" style:parent-style-name="Standard">
      <style:text-properties officeooo:rsid="0008c052" officeooo:paragraph-rsid="0008c052"/>
    </style:style>
    <style:style style:name="P4" style:family="paragraph" style:parent-style-name="Standard">
      <style:text-properties officeooo:rsid="0009c543" officeooo:paragraph-rsid="0009c543"/>
    </style:style>
    <style:style style:name="P5" style:family="paragraph" style:parent-style-name="Standard">
      <style:text-properties officeooo:rsid="0009c543" officeooo:paragraph-rsid="000a0da9"/>
    </style:style>
    <style:style style:name="P6" style:family="paragraph" style:parent-style-name="Standard">
      <style:text-properties officeooo:paragraph-rsid="000a0da9"/>
    </style:style>
    <style:style style:name="P7" style:family="paragraph" style:parent-style-name="Standard">
      <style:text-properties officeooo:paragraph-rsid="000c71b5"/>
    </style:style>
    <style:style style:name="P8" style:family="paragraph" style:parent-style-name="Standard">
      <style:text-properties officeooo:rsid="000eb91c" officeooo:paragraph-rsid="000eb91c"/>
    </style:style>
    <style:style style:name="P9" style:family="paragraph" style:parent-style-name="Standard">
      <style:text-properties officeooo:rsid="000eb91c" officeooo:paragraph-rsid="0010dcd6"/>
    </style:style>
    <style:style style:name="P10" style:family="paragraph" style:parent-style-name="Standard">
      <style:text-properties officeooo:rsid="000eb91c" officeooo:paragraph-rsid="0013cf91"/>
    </style:style>
    <style:style style:name="P11" style:family="paragraph" style:parent-style-name="Standard">
      <style:text-properties officeooo:rsid="000eb91c" officeooo:paragraph-rsid="00190ab6"/>
    </style:style>
    <style:style style:name="P12" style:family="paragraph" style:parent-style-name="Standard">
      <style:text-properties officeooo:rsid="000f99f3" officeooo:paragraph-rsid="000f99f3"/>
    </style:style>
    <style:style style:name="P13" style:family="paragraph" style:parent-style-name="Standard">
      <style:text-properties officeooo:rsid="0010dcd6" officeooo:paragraph-rsid="0010dcd6"/>
    </style:style>
    <style:style style:name="P14" style:family="paragraph" style:parent-style-name="Standard">
      <style:text-properties officeooo:rsid="000eb91c" officeooo:paragraph-rsid="0010dcd6" fo:background-color="#ffff00"/>
    </style:style>
    <style:style style:name="P15" style:family="paragraph" style:parent-style-name="Standard">
      <style:text-properties officeooo:rsid="000eb91c" officeooo:paragraph-rsid="0010dcd6" fo:background-color="#81d41a"/>
    </style:style>
    <style:style style:name="P16" style:family="paragraph" style:parent-style-name="Standard">
      <style:text-properties officeooo:rsid="000eb91c" officeooo:paragraph-rsid="0010dcd6" fo:background-color="#ff860d"/>
    </style:style>
    <style:style style:name="P17" style:family="paragraph" style:parent-style-name="Standard">
      <style:text-properties officeooo:rsid="001ec555" officeooo:paragraph-rsid="0013cf91"/>
    </style:style>
    <style:style style:name="P18" style:family="paragraph" style:parent-style-name="Standard">
      <style:text-properties officeooo:paragraph-rsid="0013cf91"/>
    </style:style>
    <style:style style:name="P19" style:family="paragraph" style:parent-style-name="Standard">
      <style:paragraph-properties fo:break-before="page"/>
      <style:text-properties officeooo:rsid="001ec555" officeooo:paragraph-rsid="0013cf91"/>
    </style:style>
    <style:style style:name="T1" style:family="text">
      <style:text-properties officeooo:rsid="0009c543"/>
    </style:style>
    <style:style style:name="T2" style:family="text">
      <style:text-properties fo:text-transform="uppercase"/>
    </style:style>
    <style:style style:name="T3" style:family="text">
      <style:text-properties officeooo:rsid="000a0da9"/>
    </style:style>
    <style:style style:name="T4" style:family="text">
      <style:text-properties officeooo:rsid="000b573f"/>
    </style:style>
    <style:style style:name="T5" style:family="text">
      <style:text-properties officeooo:rsid="000c71b5"/>
    </style:style>
    <style:style style:name="T6" style:family="text">
      <style:text-properties officeooo:rsid="000d937c"/>
    </style:style>
    <style:style style:name="T7" style:family="text">
      <style:text-properties officeooo:rsid="000f99f3"/>
    </style:style>
    <style:style style:name="T8" style:family="text">
      <style:text-properties fo:background-color="#e16173" loext:char-shading-value="0"/>
    </style:style>
    <style:style style:name="T9" style:family="text">
      <style:text-properties fo:background-color="transparent" loext:char-shading-value="0"/>
    </style:style>
    <style:style style:name="T10" style:family="text">
      <style:text-properties fo:background-color="transparent" loext:char-shading-value="0"/>
    </style:style>
    <style:style style:name="T11" style:family="text">
      <style:text-properties officeooo:rsid="0010dcd6" fo:background-color="transparent" loext:char-shading-value="0"/>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background-color="#e16173" loext:char-shading-value="0"/>
    </style:style>
    <style:style style:name="T14" style:family="text">
      <style:text-properties style:text-underline-style="solid" style:text-underline-width="auto" style:text-underline-color="font-color" officeooo:rsid="0010dcd6" fo:background-color="#e16173" loext:char-shading-value="0"/>
    </style:style>
    <style:style style:name="T15" style:family="text">
      <style:text-properties style:text-underline-style="solid" style:text-underline-width="auto" style:text-underline-color="font-color" officeooo:rsid="000eb91c" fo:background-color="#e16173" loext:char-shading-value="0"/>
    </style:style>
    <style:style style:name="T16" style:family="text">
      <style:text-properties style:text-underline-style="solid" style:text-underline-width="auto" style:text-underline-color="font-color" officeooo:rsid="001ec555" fo:background-color="#e16173" loext:char-shading-value="0"/>
    </style:style>
    <style:style style:name="T17" style:family="text">
      <style:text-properties style:text-underline-style="solid" style:text-underline-width="auto" style:text-underline-color="font-color" officeooo:rsid="001530cd" fo:background-color="#e16173" loext:char-shading-value="0"/>
    </style:style>
    <style:style style:name="T18" style:family="text">
      <style:text-properties style:text-underline-style="solid" style:text-underline-width="auto" style:text-underline-color="font-color" officeooo:rsid="0017f486" fo:background-color="#e16173" loext:char-shading-value="0"/>
    </style:style>
    <style:style style:name="T19" style:family="text">
      <style:text-properties style:text-underline-style="solid" style:text-underline-width="auto" style:text-underline-color="font-color" fo:background-color="#ffff00" loext:char-shading-value="0"/>
    </style:style>
    <style:style style:name="T20" style:family="text">
      <style:text-properties style:text-underline-style="solid" style:text-underline-width="auto" style:text-underline-color="font-color" officeooo:rsid="001ec555" fo:background-color="#ffff00" loext:char-shading-value="0"/>
    </style:style>
    <style:style style:name="T21" style:family="text">
      <style:text-properties style:text-underline-style="solid" style:text-underline-width="auto" style:text-underline-color="font-color" fo:background-color="#ff860d" loext:char-shading-value="0"/>
    </style:style>
    <style:style style:name="T22" style:family="text">
      <style:text-properties style:text-underline-style="solid" style:text-underline-width="auto" style:text-underline-color="font-color" officeooo:rsid="000eb91c" fo:background-color="#ff860d" loext:char-shading-value="0"/>
    </style:style>
    <style:style style:name="T23" style:family="text">
      <style:text-properties style:text-underline-style="solid" style:text-underline-width="auto" style:text-underline-color="font-color" officeooo:rsid="0012e52a" fo:background-color="#ff860d" loext:char-shading-value="0"/>
    </style:style>
    <style:style style:name="T24" style:family="text">
      <style:text-properties style:text-underline-style="solid" style:text-underline-width="auto" style:text-underline-color="font-color" officeooo:rsid="001ec555" fo:background-color="#ff860d" loext:char-shading-value="0"/>
    </style:style>
    <style:style style:name="T25" style:family="text">
      <style:text-properties style:text-underline-style="solid" style:text-underline-width="auto" style:text-underline-color="font-color" officeooo:rsid="0015ec06" fo:background-color="#ff860d" loext:char-shading-value="0"/>
    </style:style>
    <style:style style:name="T26" style:family="text">
      <style:text-properties style:text-underline-style="solid" style:text-underline-width="auto" style:text-underline-color="font-color" fo:background-color="#81d41a" loext:char-shading-value="0"/>
    </style:style>
    <style:style style:name="T27" style:family="text">
      <style:text-properties style:text-underline-style="solid" style:text-underline-width="auto" style:text-underline-color="font-color" officeooo:rsid="001ec555" fo:background-color="#81d41a" loext:char-shading-value="0"/>
    </style:style>
    <style:style style:name="T28" style:family="text">
      <style:text-properties style:text-underline-style="solid" style:text-underline-width="auto" style:text-underline-color="font-color" officeooo:rsid="001ec555" fo:background-color="transparent" loext:char-shading-value="0"/>
    </style:style>
    <style:style style:name="T29" style:family="text">
      <style:text-properties style:text-underline-style="solid" style:text-underline-width="auto" style:text-underline-color="font-color" fo:background-color="transparent" loext:char-shading-value="0"/>
    </style:style>
    <style:style style:name="T30" style:family="text">
      <style:text-properties style:text-underline-style="none" officeooo:rsid="001ec555" fo:background-color="transparent" loext:char-shading-value="0"/>
    </style:style>
    <style:style style:name="T31" style:family="text">
      <style:text-properties style:text-underline-style="none" officeooo:rsid="000eb91c" fo:background-color="transparent" loext:char-shading-value="0"/>
    </style:style>
    <style:style style:name="T32" style:family="text">
      <style:text-properties style:text-underline-style="none" fo:background-color="transparent" loext:char-shading-value="0"/>
    </style:style>
    <style:style style:name="T33" style:family="text">
      <style:text-properties style:text-underline-style="none" officeooo:rsid="001f847e" fo:background-color="transparent" loext:char-shading-value="0"/>
    </style:style>
    <style:style style:name="T34" style:family="text">
      <style:text-properties style:text-underline-style="none" officeooo:rsid="0010dcd6" fo:background-color="transparent" loext:char-shading-value="0"/>
    </style:style>
    <style:style style:name="T35" style:family="text">
      <style:text-properties style:text-underline-style="none" officeooo:rsid="001530cd" fo:background-color="transparent" loext:char-shading-value="0"/>
    </style:style>
    <style:style style:name="T36" style:family="text">
      <style:text-properties style:text-underline-style="none" officeooo:rsid="0015ec06" fo:background-color="transparent" loext:char-shading-value="0"/>
    </style:style>
    <style:style style:name="T37" style:family="text">
      <style:text-properties style:text-underline-style="none" officeooo:rsid="000eb91c" fo:background-color="#ff860d" loext:char-shading-value="0"/>
    </style:style>
    <style:style style:name="T38" style:family="text">
      <style:text-properties style:text-underline-style="none" officeooo:rsid="0015ec06" fo:background-color="#ff860d" loext:char-shading-value="0"/>
    </style:style>
    <style:style style:name="T39" style:family="text">
      <style:text-properties officeooo:rsid="0015ec06"/>
    </style:style>
    <style:style style:name="T40" style:family="text">
      <style:text-properties officeooo:rsid="0017f48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L’</text:span><text:span text:style-name="T1">Ingénierie logicielle repose sur l’art de concevoir des logiciels et d’améliorer la façon de les concevoir </text:span><text:span text:style-name="T3">(l’ingénieur cherche à optimiser ses processus de travail)</text:span><text:span text:style-name="T1">.</text:span></text:p>
      <text:p text:style-name="P6"><text:span text:style-name="T1">Depuis </text:span><text:span text:style-name="T3">près de 10 000 ans (c.f mégalithes de </text:span><text:a xlink:type="simple" xlink:href="https://fr.wikipedia.org/wiki/Göbekli_Tepe" text:style-name="Internet_20_link" text:visited-style-name="Visited_20_Internet_20_Link">Gobekli Tepe</text:a> <text:span text:style-name="T3">) </text:span><text:span text:style-name="T1">les très grands projets </text:span><text:span text:style-name="T3">témoignent d’un sens de l’organisation</text:span><text:span text:style-name="T1">, d’abord </text:span><text:span text:style-name="T3">pour la </text:span><text:span text:style-name="T1">construction des bâtiments et des navires (voir les découvertes de 201</text:span><text:span text:style-name="T3">3</text:span><text:span text:style-name="T1"> de l’équipe de </text:span><text:a xlink:type="simple" xlink:href="https://fr.wikipedia.org/wiki/Pierre_Tallet" text:style-name="Internet_20_link" text:visited-style-name="Visited_20_Internet_20_Link">Pierre Tallet</text:a> <text:span text:style-name="T3">décrite dans</text:span> « Les papyrus de la Mer Rouge <text:span text:style-name="T2">I</text:span>, le journal de Merer (papyrus Jarf A et B) » <text:span text:style-name="T1">), </text:span><text:span text:style-name="T3">et maintenant pour les œuvres immatérielles comme les films ou les logiciels . Ces activités </text:span><text:span text:style-name="T1">souligne</text:span><text:span text:style-name="T3">nt</text:span><text:span text:style-name="T1"> ce que l’on sait depuis fort longtemps : </text:span></text:p>
      <text:p text:style-name="P4">Il n’y a pas de grand projet sans <text:span text:style-name="T3">une </text:span>organisation rigoureuse <text:span text:style-name="T3">des processus et </text:span>des équipes.</text:p>
      <text:p text:style-name="P4"/>
      <text:p text:style-name="P5">Pourtant une majorité des projets informatiques sont en échec <text:span text:style-name="T3">à savoir que </text:span>soit les budgets sont dépassés, soit <text:span text:style-name="T3">ce sont </text:span>les délais, <text:span text:style-name="T3">et très </text:span>souvent les deux.</text:p>
      <text:p text:style-name="P5">L’une des première<text:span text:style-name="T3">s</text:span> cause<text:span text:style-name="T3">s</text:span> e<text:span text:style-name="T3">s</text:span>t la mauvaise compréhension du besoin.</text:p>
      <text:p text:style-name="P5">Le « client » vient avec une envie <text:span text:style-name="T3">et il est du devoir de l’ingénieur de détecter le besoin pour d’abord satisfaire celui-ci.</text:span></text:p>
      <text:p text:style-name="P5"><text:span text:style-name="T3">On peut illustrer cette obligation par la métaphore suivante :</text:span></text:p>
      <text:p text:style-name="P7"><text:span text:style-name="T3">Une personne rentre dans un</text:span><text:span text:style-name="T1">e concession automobile, </text:span><text:span text:style-name="T3">le commercial qui l’aborde lui demande s’il a besoin d’une information. La personne perçue comme un prospect aux yeux du commercial annonce qu’il souhaiterait s’offrir la dernière sportive de la marque. Il énonce ici une envie. Le commercial lui demande alors de lui décrire l’usage qu’il en fera, et </text:span><text:span text:style-name="T4">lui fait formuler différents scénarios. E</text:span><text:span text:style-name="T3">n l’interrogeant, il </text:span><text:span text:style-name="T4">arrive à détermine son besoin, qui dans cet exemple sont de se transporter de chez lui à son travail lors des heures de pointe et de temps à autre de sortir le weekend à la plage avec sa famille de deux enfants, d’ailleurs sa femme prendra le véhicule au moins trois fois par semaine, car ils n’auront qu’une voiture. Après avoir sollicité habilement son prospect, le </text:span><text:span text:style-name="T5">commercial </text:span><text:span text:style-name="T4">dirige </text:span><text:span text:style-name="T5">son presque client</text:span><text:span text:style-name="T4"> vers une familiale hybride, automatique et élégante de façon à satisfaire le besoin et ménager l’envie. </text:span><text:span text:style-name="T5">Il y gagne un client qui reviendra, car celui-ci aura l’impression d’avoir été écouté, puisque son besoin aura été satisfait tout autant que son envie. Si le commercial n’avait su identifier le besoin, la vente se serait conclue, mais peu de temps après le client aurait été insatisfait et ne serait jamais revenu.</text:span></text:p>
      <text:p text:style-name="P7"/>
      <text:p text:style-name="P7"><text:span text:style-name="T6">I</text:span><text:span text:style-name="T5">l est du rôle de l’ingénieur d’interroger ses clients pour trouver le besoin derrière l’envie, mais également de rapidement comprendre le contexte </text:span><text:span text:style-name="T6">et</text:span><text:span text:style-name="T5"> pour </text:span><text:span text:style-name="T6">cela d’</text:span><text:span text:style-name="T5">interroger </text:span><text:span text:style-name="T6">un échantillon représentatif des différents rôles tenus par</text:span><text:span text:style-name="T5"> les futur</text:span><text:span text:style-name="T6">s</text:span><text:span text:style-name="T5"> utilisateurs, car comme dans le film « </text:span><text:a xlink:type="simple" xlink:href="https://fr.wikipedia.org/wiki/Répétition_d%27orchestre" text:style-name="Internet_20_link" text:visited-style-name="Visited_20_Internet_20_Link"><text:span text:style-name="T5">Répétition d’orchestre</text:span></text:a><text:span text:style-name="T5"> » de Fellini, chaque protagoniste ne voit que son travail et n’a pas la vu</text:span><text:span text:style-name="T6">e</text:span><text:span text:style-name="T5"> d’ensemble permettant de comprendre le processus que viendra aider le logiciel développé.</text:span></text:p>
      <text:p text:style-name="P7"/>
      <text:p text:style-name="P12"><text:a xlink:type="simple" xlink:href="https://hal.inria.fr/inria-00098954/" text:style-name="Internet_20_link" text:visited-style-name="Visited_20_Internet_20_Link">L’élicitation</text:a> des besoins est l’art de faire dire au client toutes les informations nécessaires au projet.</text:p>
      <text:p text:style-name="P12"/>
      <text:h text:style-name="P1" text:outline-level="1">Projet exemple</text:h>
      <text:p text:style-name="P8">L'association CultureDiffusion souhaite réaliser une bibliothèque numérique à gestion décentralisée.</text:p>
      <text:p text:style-name="P8">Le principe est de permettre à chaque membre de numériser les œuvres et aux bibliothécaires de les proposer à l'emprunt selon deux modalités.</text:p>
      <text:p text:style-name="P8">Toutes les œuvres du domaine public sont accessibles gratuitement, toutes les œuvres sous droits sont proposées en location pour une période de 2 semaines.</text:p>
      <text:p text:style-name="P8">Lorsqu'une œuvre passe dans le domaine public, elle devient accessible gratuitement et est diffusée aux membres ayant accordé à l'application suffisamment d'espace disque.</text:p>
      <text:p text:style-name="P8">Chaque membre de la bibliothèque peut emprunter ou louer une œuvre.</text:p>
      <text:p text:style-name="P8">Chaque membre peut proposer une œuvre et ainsi enrichir la bibliothèque.</text:p>
      <text:p text:style-name="P8">Chaque œuvre est constituée d'un fichier contenant l'œuvre et d'un fichier au format json contenant les informations sur l'œuvre.</text:p>
      <text:p text:style-name="P8">L'application bibliothèque possède un index des œuvres qui est mis à jour à chaque ajout ou suppression d'œuvre.</text:p>
      <text:p text:style-name="P8">L'application possède quatre rubriques proposées sous forme de répertoires.</text:p>
      <text:p text:style-name="P8">Un répertoire "fond_commun" avec une partie des œuvres libres de droits de l'association.</text:p>
      <text:p text:style-name="P8">Un répertoire "emprunts" avec les œuvres sous droit empruntées par le membre qui sont chiffrées avec sa clé.</text:p>
      <text:p text:style-name="P8">Un répertoire "séquestre" avec une partie des œuvres sous droit gérée par l'association, tous les fichiers y sont chiffrés, l'index n'y est pas accessible de façon directe.</text:p>
      <text:p text:style-name="P8">Un répertoire "à modérer" avec les œuvres que le membre a proposées.</text:p>
      <text:p text:style-name="P8">Lorsqu'une œuvre est proposée par un membre, elle est soumise à modération.</text:p>
      <text:p text:style-name="P8">Les bibliothécaires voient les œuvres soumises, vérifient et complètent les données telles que les auteurs, éditeur, langue, pays d'origine, date de publication, droits, catégorie de l'œuvre, format du support, puis ils décident du statut de l'œuvre et donc si elle est dans le domaine public ou non, ou si elle est rejetée.</text:p>
      <text:p text:style-name="P8">Selon le statut de l'œuvre modérée, l'application range dans la bonne rubrique et gère les droits d'accès.</text:p>
      <text:p text:style-name="P8">Si l'œuvre est dans le domaine public il peut y en avoir autant de copie qu'il y a de membre.</text:p>
      <text:p text:style-name="P8">Si l'œuvre est protégée alors il ne peut y avoir que 3 fois plus de copies que de licence d'exploitation, et chaque œuvre est chiffrée par une clé différente ayant une date de validité.</text:p>
      <text:p text:style-name="P8">À la fin de la validité d'un emprunt, l'application bibliothèque supprime automatiquement l'œuvre du répertoire du membre.</text:p>
      <text:p text:style-name="P8">Les œuvres sont classées selon les types et sous-types suivants :</text:p>
      <text:p text:style-name="P8">Article</text:p>
      <text:p text:style-name="P8">Livre :</text:p>
      <text:p text:style-name="P8"><text:s text:c="4"/>BD</text:p>
      <text:p text:style-name="P8"><text:s text:c="4"/>Enfants</text:p>
      <text:p text:style-name="P8"><text:s text:c="4"/>Romans</text:p>
      <text:p text:style-name="P8"><text:s text:c="4"/>Livre technique</text:p>
      <text:p text:style-name="P8"><text:s text:c="4"/>Education</text:p>
      <text:p text:style-name="P8"><text:s text:c="4"/>Loisir</text:p>
      <text:p text:style-name="P8"><text:s text:c="4"/>Culture</text:p>
      <text:p text:style-name="P8"><text:s text:c="4"/>Sante</text:p>
      <text:p text:style-name="P8"><text:s text:c="4"/>etc</text:p>
      <text:p text:style-name="P8">Musique :</text:p>
      <text:p text:style-name="P8"><text:s text:c="4"/>Classique</text:p>
      <text:p text:style-name="P8"><text:s text:c="4"/>Jazz/Funk/Soul</text:p>
      <text:p text:style-name="P8"><text:s text:c="4"/>Pop</text:p>
      <text:p text:style-name="P8"><text:s text:c="4"/>Metal</text:p>
      <text:p text:style-name="P8"><text:soft-page-break/><text:s text:c="4"/>etc</text:p>
      <text:p text:style-name="P8">Vidéos :</text:p>
      <text:p text:style-name="P8"><text:s text:c="4"/>SF</text:p>
      <text:p text:style-name="P8"><text:s text:c="4"/>Histoire</text:p>
      <text:p text:style-name="P8"><text:s text:c="4"/>Série</text:p>
      <text:p text:style-name="P8"><text:s text:c="4"/>Documentaire</text:p>
      <text:p text:style-name="P8"><text:s text:c="4"/>etc</text:p>
      <text:p text:style-name="P8"/>
      <text:p text:style-name="P8">Certaines <text:span text:style-name="T7">œuvres</text:span> appartiennent à plusieurs catégories en même temps.</text:p>
      <text:p text:style-name="P8"/>
      <text:p text:style-name="P8">On utilisera PlantUML.</text:p>
      <text:p text:style-name="P8">Réalisez le glossaire.</text:p>
      <text:p text:style-name="P8">Réalisez le diagramme de cas d'utilisations.</text:p>
      <text:p text:style-name="P8">Listez les scénarios de l'application, ajouter ceux fondamentaux n'apparaissant pas dans le cahier des charges.</text:p>
      <text:p text:style-name="P8">Triez les scénarios par ordre d'importance.</text:p>
      <text:p text:style-name="P8">Réalisez les 4 diagrammes de séquence système les plus importants.</text:p>
      <text:p text:style-name="P8">Réalisez les 5 diagrammes de classes des scénarios les plus importants.</text:p>
      <text:p text:style-name="P8">Faites un choix d'architecture et justifiez le.</text:p>
      <text:p text:style-name="P8">Quels design pattern utilisez vous et pourquoi ?</text:p>
      <text:p text:style-name="P8">Réalisez le diagramme de classe détaillant les associations et leur cardinalité.</text:p>
      <text:p text:style-name="P8"/>
      <text:p text:style-name="P8"/>
      <text:h text:style-name="P2" text:outline-level="2">Repérage des mots clés</text:h>
      <text:h text:style-name="Heading_20_3" text:outline-level="3">Légende des couleurs</text:h>
      <text:p text:style-name="P13"><text:span text:style-name="T8">Concept</text:span><text:span text:style-name="T10"> : Mot portant une signification pour le projet ;</text:span></text:p>
      <text:p text:style-name="P14">Nom propre<text:span text:style-name="T9"> : </text:span><text:span text:style-name="T11">Identifiant unique d’une chose ou d’une personne ;</text:span></text:p>
      <text:p text:style-name="P15">Action<text:span text:style-name="T9"> : </text:span><text:span text:style-name="T11">transformation de l’état ;</text:span></text:p>
      <text:p text:style-name="P16">Propriété<text:span text:style-name="T9"> : </text:span><text:span text:style-name="T11">qualité, durée etc.</text:span></text:p>
      <text:h text:style-name="Heading_20_3" text:outline-level="3">Repérage</text:h>
      <text:p text:style-name="P9"><text:span text:style-name="T8"/></text:p>
      <text:p text:style-name="P9"><text:span text:style-name="T13">L'association</text:span> <text:span text:style-name="T19">CultureDiffusion</text:span> souhaite réaliser une <text:span text:style-name="T13">bibliothèque numérique</text:span> à <text:span text:style-name="T23">gestion d</text:span><text:span text:style-name="T21">écentralisée</text:span>.</text:p>
      <text:p text:style-name="P9">Le principe est de permettre à chaque <text:span text:style-name="T13">membre</text:span> de <text:span text:style-name="T26">numériser</text:span> les <text:span text:style-name="T13">œuvres</text:span> et aux <text:span text:style-name="T14">bibliothécaires</text:span> de les <text:span text:style-name="T26">proposer à l'</text:span><text:span text:style-name="T13">emprunt</text:span> selon deux modalités :</text:p>
      <text:p text:style-name="P9">Toutes les <text:span text:style-name="T13">œuvres du domaine public</text:span> sont <text:span text:style-name="T21">accessibles gratuitement</text:span>, toutes les <text:span text:style-name="T13">œuvres sous droits</text:span> sont proposées en <text:span text:style-name="T14">loca</text:span><text:span text:style-name="T21">tion</text:span> pour une période de <text:span text:style-name="T21">2 semaines</text:span>.</text:p>
      <text:p text:style-name="P9">Lorsqu'une œuvre <text:span text:style-name="T26">passe dans le domaine public</text:span>, elle devient <text:span text:style-name="T21">accessible gratuitement</text:span> et <text:span text:style-name="T21">est diffusée aux membres</text:span> <text:span text:style-name="T26">ayant accordé</text:span> à <text:span text:style-name="T14">l'application</text:span> <text:span text:style-name="T21">suffisamment d'espace disque</text:span>.</text:p>
      <text:p text:style-name="P9">Chaque <text:span text:style-name="T12">membre</text:span> de la <text:span text:style-name="T12">bibliothèque</text:span> peut <text:span text:style-name="T26">emprunter</text:span> ou <text:span text:style-name="T26">louer</text:span> une <text:span text:style-name="T12">œuvre</text:span>.</text:p>
      <text:p text:style-name="P9">Chaque <text:span text:style-name="T12">membre</text:span> peut <text:span text:style-name="T12">proposer</text:span> une œuvre et ainsi <text:span text:style-name="T26">enrichir</text:span> la <text:span text:style-name="T12">bibliothèque</text:span>.</text:p>
      <text:p text:style-name="P9">Chaque <text:span text:style-name="T12">œuvre</text:span> est constituée d'un <text:span text:style-name="T13">fichier</text:span> contenant l'œuvre et d'un fichier au <text:span text:style-name="T21">format json</text:span> contenant <text:span text:style-name="T21">les informations sur l'œuvre</text:span>.</text:p>
      <text:p text:style-name="P9">L'application bibliothèque possède un <text:span text:style-name="T13">index</text:span> des œuvres qui est <text:span text:style-name="T21">mis à jour</text:span> à chaque <text:span text:style-name="T26">ajout</text:span> ou <text:span text:style-name="T26">suppression</text:span> d'œuvre.</text:p>
      <text:p text:style-name="P9">L'application possède quatre <text:span text:style-name="T13">rubriques</text:span> proposées sous forme de <text:span text:style-name="T13">répertoires</text:span>.</text:p>
      <text:p text:style-name="P9">Un répertoire "<text:span text:style-name="T13">fond_commun</text:span>" avec une partie des œuvres <text:span text:style-name="T21">libres de droits</text:span> de <text:span text:style-name="T12">l'association</text:span>.</text:p>
      <text:p text:style-name="P9">Un répertoire "emprunts" avec les œuvres sous droit empruntées par le membre qui sont <text:span text:style-name="T21">chiffrées</text:span> avec sa <text:span text:style-name="T13">clé</text:span>.</text:p>
      <text:p text:style-name="P9">Un répertoire "séquestre" avec une partie des œuvres sous droit gérée par l'association, tous les fichiers y sont chiffrés, l'index n'y est pas accessible de façon directe.</text:p>
      <text:p text:style-name="P9">Un répertoire "à modérer" avec les œuvres que le membre a proposées.</text:p>
      <text:p text:style-name="P9">Lorsqu'une œuvre est proposée par un membre, elle est soumise à modération.</text:p>
      <text:p text:style-name="P9">Les bibliothécaires voient les œuvres soumises, vérifient et complètent les données telles que les auteurs, éditeur, langue, pays d'origine, date de publication, droits, catégorie de l'œuvre, format du support, puis ils décident du statut de l'œuvre et donc si elle est dans le domaine public ou non, ou si elle est rejetée.</text:p>
      <text:p text:style-name="P9">Selon le statut de l'œuvre modérée, l'application range dans la bonne rubrique et gère les droits d'accès.</text:p>
      <text:p text:style-name="P9">Si l'œuvre est dans le domaine public il peut y en avoir autant de copie qu'il y a de membre.</text:p>
      <text:p text:style-name="P9">Si l'œuvre est protégée alors il ne peut y avoir que 3 fois plus de copies que de licence d'exploitation, et chaque œuvre est chiffrée par une clé différente ayant une date de validité.</text:p>
      <text:p text:style-name="P9">À la fin de la validité d'un emprunt, l'application bibliothèque supprime automatiquement l'œuvre du répertoire du membre.</text:p>
      <text:p text:style-name="P9">Les œuvres sont classées selon les types et sous-types suivants :</text:p>
      <text:p text:style-name="P9">Article</text:p>
      <text:p text:style-name="P9">Livre :</text:p>
      <text:p text:style-name="P9"><text:s text:c="4"/>BD</text:p>
      <text:p text:style-name="P9"><text:s text:c="4"/>Enfants</text:p>
      <text:p text:style-name="P9"><text:s text:c="4"/>Romans</text:p>
      <text:p text:style-name="P9"><text:s text:c="4"/>Livre technique</text:p>
      <text:p text:style-name="P9"><text:s text:c="4"/>Education</text:p>
      <text:p text:style-name="P9"><text:s text:c="4"/>Loisir</text:p>
      <text:p text:style-name="P9"><text:soft-page-break/><text:s text:c="4"/>Culture</text:p>
      <text:p text:style-name="P9"><text:s text:c="4"/>Sante</text:p>
      <text:p text:style-name="P9"><text:s text:c="4"/>etc</text:p>
      <text:p text:style-name="P9">Musique :</text:p>
      <text:p text:style-name="P9"><text:s text:c="4"/>Classique</text:p>
      <text:p text:style-name="P9"><text:s text:c="4"/>Jazz/Funk/Soul</text:p>
      <text:p text:style-name="P9"><text:s text:c="4"/>Pop</text:p>
      <text:p text:style-name="P9"><text:s text:c="4"/>Metal</text:p>
      <text:p text:style-name="P9"><text:s text:c="4"/>etc</text:p>
      <text:p text:style-name="P9">Vidéos :</text:p>
      <text:p text:style-name="P9"><text:s text:c="4"/>SF</text:p>
      <text:p text:style-name="P9"><text:s text:c="4"/>Histoire</text:p>
      <text:p text:style-name="P9"><text:s text:c="4"/>Série</text:p>
      <text:p text:style-name="P9"><text:s text:c="4"/>Documentaire</text:p>
      <text:p text:style-name="P9"><text:s text:c="4"/>etc</text:p>
      <text:p text:style-name="P9"/>
      <text:p text:style-name="P9">Certaines <text:span text:style-name="T7">œuvres</text:span> appartiennent à plusieurs catégories en même temps.</text:p>
      <text:p text:style-name="P9"/>
      <text:p text:style-name="P19">Glossaire</text:p>
      <text:p text:style-name="P17"/>
      <text:p text:style-name="P18"><text:span text:style-name="T16">A</text:span><text:span text:style-name="T15">ssociation</text:span><text:span text:style-name="T31"> :</text:span><text:span text:style-name="T30">Personne morale au sens loi 1901.</text:span></text:p>
      <text:p text:style-name="P10"><text:span text:style-name="T20">CultureDiffusion</text:span><text:span text:style-name="T30">:Nom de l’application.</text:span></text:p>
      <text:p text:style-name="P10"><text:span text:style-name="T16">Bibliothèque numérique</text:span><text:span text:style-name="T30"> : Application informatique qui fonctionne métaphoriquement comme une bibliothèque/médiathèque physique.</text:span></text:p>
      <text:p text:style-name="P10"><text:span text:style-name="T24">Gestion décentralisée</text:span><text:span text:style-name="T30"> : Les administrateurs ainsi que les bibliothécaires accèdes à l’application depuis des lieux et des moments différents, en plus après discussion avec le client, celui-ci veut que les œuvres numériques soient stockées sur les terminaux des membres et seulement sauvegardées sur un serveur du client ainsi il souhaite utiliser des protocoles de partage pair à pair et de contrôle de version.</text:span></text:p>
      <text:p text:style-name="P10"><text:span text:style-name="T13">Membre</text:span><text:span text:style-name="T32"> : </text:span><text:span text:style-name="T33">Toute personne ayant un compte sur l’application.</text:span></text:p>
      <text:p text:style-name="P10"><text:span text:style-name="T27">N</text:span><text:span text:style-name="T26">umériser</text:span><text:span text:style-name="T32"> : </text:span><text:span text:style-name="T33">Consiste à créer ne projection de l’œuvre dans un fichier, par exemple à scanner un livre.</text:span></text:p>
      <text:p text:style-name="P10"><text:span text:style-name="T16">Œ</text:span><text:span text:style-name="T13">uvres</text:span><text:span text:style-name="T32"> : </text:span><text:span text:style-name="T33">Création ou réalisation humaine ayant généralement un intérêt artistique .</text:span></text:p>
      <text:p text:style-name="P10"><text:span text:style-name="T16">B</text:span><text:span text:style-name="T14">ibliothécaires</text:span><text:span text:style-name="T34"> : </text:span><text:span text:style-name="T33">Membre de l’application en charge de classer les œuvres et de vérifier leur nature.</text:span></text:p>
      <text:p text:style-name="P10"><text:span text:style-name="T27">P</text:span><text:span text:style-name="T26">roposer à l'</text:span><text:span text:style-name="T13">emprunt</text:span><text:span text:style-name="T32"> : </text:span><text:span text:style-name="T35">Action des bibliothécaires permettant de partager les œuvres.</text:span></text:p>
      <text:p text:style-name="P18"><text:span text:style-name="T17">Œ</text:span><text:span text:style-name="T15">uvres du domaine public </text:span><text:span text:style-name="T31">: </text:span><text:span text:style-name="T35">Création ou réalisation dont les droits moraux permettent leur usage par tous gratuitement généralement par ce que l’auteur est mort depuis plus de 70 ans.</text:span></text:p>
      <text:p text:style-name="P18"><text:span text:style-name="T25">A</text:span><text:span text:style-name="T22">ccessibles gratuitement</text:span><text:span text:style-name="T31"> : </text:span><text:span text:style-name="T36">L’accès à l’œuvre est permis au membre sans contrepartie financière.</text:span></text:p>
      <text:p text:style-name="P18"><text:span text:style-name="T18">Œ</text:span><text:span text:style-name="T15">uvres sous droits : </text:span></text:p>
      <text:p text:style-name="P10"><text:span text:style-name="T14">loca</text:span><text:span text:style-name="T21">tion</text:span></text:p>
      <text:p text:style-name="P10"><text:span text:style-name="T21">2 semaines</text:span></text:p>
      <text:p text:style-name="P10"><text:span text:style-name="T26">passe dans le domaine public</text:span></text:p>
      <text:p text:style-name="P10"><text:span text:style-name="T21">accessible gratuitement</text:span></text:p>
      <text:p text:style-name="P10"><text:span text:style-name="T21">diffusée aux membres</text:span></text:p>
      <text:p text:style-name="P10"><text:span text:style-name="T26">ayant accordé</text:span></text:p>
      <text:p text:style-name="P10"><text:span text:style-name="T14">l'application</text:span></text:p>
      <text:p text:style-name="P10"><text:span text:style-name="T21">suffisamment d'espace disque</text:span></text:p>
      <text:p text:style-name="P10"><text:span text:style-name="T26">emprunter</text:span></text:p>
      <text:p text:style-name="P10"><text:span text:style-name="T26">louer</text:span></text:p>
      <text:p text:style-name="P11"><text:span text:style-name="T27">enrichir</text:span><text:span text:style-name="T30"> la </text:span><text:span text:style-name="T28">bibliothèque</text:span><text:span text:style-name="T30">.</text:span></text:p>
      <text:p text:style-name="P11"><text:span text:style-name="T13">Fichier</text:span></text:p>
      <text:p text:style-name="P11"><text:span text:style-name="T21">format json</text:span></text:p>
      <text:p text:style-name="P11"><text:span text:style-name="T21">les informations sur l'œuvre</text:span><text:span text:style-name="T32">.</text:span></text:p>
      <text:p text:style-name="P11"><text:span text:style-name="T13">index</text:span> </text:p>
      <text:p text:style-name="P11"><text:span text:style-name="T21">mis à jour</text:span></text:p>
      <text:p text:style-name="P11"><text:span text:style-name="T26">ajout</text:span></text:p>
      <text:p text:style-name="P11"><text:span text:style-name="T26">suppression</text:span></text:p>
      <text:p text:style-name="P11"><text:span text:style-name="T13">rubriques</text:span></text:p>
      <text:p text:style-name="P11"><text:span text:style-name="T13">répertoires</text:span></text:p>
      <text:p text:style-name="P11"><text:span text:style-name="T13">fond_commun</text:span></text:p>
      <text:p text:style-name="P11"><text:span text:style-name="T21">libres de droits</text:span></text:p>
      <text:p text:style-name="P11"><text:span text:style-name="T24">chiffrées</text:span></text:p>
      <text:p text:style-name="P11"><text:span text:style-name="T16">clé</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ichaël Launay</meta:initial-creator>
    <meta:creation-date>2020-11-01T16:37:21.816062536</meta:creation-date>
    <dc:date>2020-11-02T02:21:53.010386059</dc:date>
    <dc:creator>Michaël Launay</dc:creator>
    <meta:editing-duration>PT6H38M6S</meta:editing-duration>
    <meta:editing-cycles>13</meta:editing-cycles>
    <meta:generator>LibreOffice/6.4.6.2$Linux_X86_64 LibreOffice_project/40$Build-2</meta:generator>
    <meta:document-statistic meta:table-count="0" meta:image-count="0" meta:object-count="0" meta:page-count="6" meta:paragraph-count="153" meta:word-count="1689" meta:character-count="10901" meta:non-whitespace-character-count="9210"/>
  </office:meta>
</office:document-meta>
</file>